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1"/>
    <style:style style:name="ce3" style:family="table-cell" style:parent-style-name="Default" style:data-style-name="N112"/>
    <style:style style:name="ce4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.090012">
            <text:p>1,09</text:p>
          </table:table-cell>
          <table:table-cell table:formula="oooc:=[.A5]^20" office:value-type="float" office:value="5.60564489554839">
            <text:p>5,61</text:p>
          </table:table-cell>
          <table:table-cell table:formula="oooc:=4*[.B5]" office:value-type="float" office:value="22.4225795821936">
            <text:p>22,42</text:p>
          </table:table-cell>
          <table:table-cell table:formula="oooc:=200/[.C5]" office:value-type="float" office:value="8.91958033940153">
            <text:p>8,92</text:p>
          </table:table-cell>
          <table:table-cell table:number-columns-repeated="6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e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  <table:table-cell office:value-type="float" office:value="400">
            <text:p>400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.090012">
            <text:p>1,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float" office:value="0.594063080072">
            <text:p>0,59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ooc:=[.$J$28]^(3-[.C22])" office:value-type="float" office:value="1.188126160144">
            <text:p>1,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ac 24000</text:p>
          </table:table-cell>
          <table:table-cell table:number-columns-repeated="4"/>
          <table:table-cell table:formula="oooc:=[.$J$28]^(3-[.C23])" office:value-type="float" office:value="1.090012">
            <text:p>1,09</text:p>
          </table:table-cell>
          <table:table-cell/>
        </table:table-row>
        <table:table-row table:style-name="ro1">
          <table:table-cell table:number-columns-repeated="8"/>
          <table:table-cell table:formula="oooc:=[.$J$28]^(3-[.C24])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formula="oooc:=([.D22]*100)/(24000*[.$J$28]^(3-[.$D$21]))" office:value-type="float" office:value="0.5">
            <text:p>0,5</text:p>
          </table:table-cell>
          <table:table-cell table:formula="oooc:=([.E22]*100)/(30641*[.$J$28]^(3-[.$E$21]))" office:value-type="float" office:value="0.500014106805178">
            <text:p>0,5</text:p>
          </table:table-cell>
          <table:table-cell table:formula="oooc:=([.F22]*100)/(67333*[.$J$28]^(3-[.$F$21]))" office:value-type="float" office:value="0.499999382869662">
            <text:p>0,5</text:p>
          </table:table-cell>
          <table:table-cell table:number-columns-repeated="2"/>
          <table:table-cell table:formula="oooc:=[.$J$28]^(3-[.C25])" office:value-type="float" office:value="0.917421092611824">
            <text:p>0,92</text:p>
          </table:table-cell>
          <table:table-cell/>
        </table:table-row>
        <table:table-row table:style-name="ro1">
          <table:table-cell table:number-columns-repeated="3"/>
          <table:table-cell table:formula="oooc:=([.D23]*100)/(24000*[.$J$28]^(3-[.$D$21]))" office:value-type="float" office:value="1.5">
            <text:p>1,5</text:p>
          </table:table-cell>
          <table:table-cell table:formula="oooc:=([.E23]*100)/(30641*[.$J$28]^(3-[.$E$21]))" office:value-type="float" office:value="1.4970482239676">
            <text:p>1,5</text:p>
          </table:table-cell>
          <table:table-cell table:number-columns-repeated="3"/>
          <table:table-cell table:formula="oooc:=[.$J$28]^(3-[.C26])" office:value-type="float" office:value="0.841661461169074">
            <text:p>0,84</text:p>
          </table:table-cell>
          <table:table-cell/>
        </table:table-row>
        <table:table-row table:style-name="ro1">
          <table:table-cell table:number-columns-repeated="3"/>
          <table:table-cell table:formula="oooc:=([.D24]*100)/(24000*[.$J$28]^(3-[.$D$21]))" office:value-type="float" office:value="2.5">
            <text:p>2,5</text:p>
          </table:table-cell>
          <table:table-cell table:number-columns-repeated="4"/>
          <table:table-cell table:formula="oooc:=[.$J$28]^(3-[.C27])" office:value-type="float" office:value="0.772157977314996">
            <text:p>0,77</text:p>
          </table:table-cell>
          <table:table-cell/>
        </table:table-row>
        <table:table-row table:style-name="ro1">
          <table:table-cell table:number-columns-repeated="6"/>
          <table:table-cell table:formula="oooc:=12000/(600*1.09^1)" office:value-type="float" office:value="18.348623853211">
            <text:p>18,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24000">
            <text:p>24000</text:p>
          </table:table-cell>
          <table:table-cell office:value-type="float" office:value="30641">
            <text:p>30641</text:p>
          </table:table-cell>
          <table:table-cell office:value-type="float" office:value="67333">
            <text:p>67333</text:p>
          </table:table-cell>
          <table:table-cell table:number-columns-repeated="2"/>
          <table:table-cell table:formula="oooc:=24000*[.J28]^14" office:value-type="float" office:value="80213.8108624771">
            <text:p>80213,8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ooc:=24000*[.J28]^4" office:value-type="float" office:value="33879.4505380446">
            <text:p>33879,4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ooc:=[.E44]/[.D44]" office:value-type="float" office:value="1.27670833333333">
            <text:p>1,28</text:p>
          </table:table-cell>
          <table:table-cell table:formula="oooc:=[.F44]/[.E44]" office:value-type="float" office:value="2.19748049998368">
            <text:p>2,2</text:p>
          </table:table-cell>
          <table:table-cell table:number-columns-repeated="2"/>
          <table:table-cell table:formula="oooc:=24000*[.J28]^0" office:value-type="float" office:value="24000">
            <text:p>24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>
            <draw:frame table:end-cell-address="Tabelle1.L66" table:end-x="2.163cm" table:end-y="0.007cm" draw:z-index="0" svg:width="7.998cm" svg:height="6.998cm" svg:x="1.886cm" svg:y="0.234cm">
              <draw:object draw:notify-on-update-of-ranges="Tabelle1.F51:Tabelle1.F56 Tabelle1.G51:Tabelle1.G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5"/>
          <table:table-cell office:value-type="float" office:value="0.16666">
            <text:p>0,17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25">
            <text:p>0,25</text:p>
          </table:table-cell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5">
            <text:p>0,5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75">
            <text:p>0,75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83333">
            <text:p>0,83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1-&gt;0</text:p>
          </table:table-cell>
          <table:table-cell table:style-name="ce1" table:formula="oooc:=39900/[.C66]" office:value-type="float" office:value="0.501218055251487">
            <text:p>0,50122</text:p>
          </table:table-cell>
          <table:table-cell table:style-name="ce1" table:formula="oooc:=40000/[.C66]" office:value-type="float" office:value="0.502474240853621">
            <text:p>0,50247</text:p>
          </table:table-cell>
          <table:table-cell table:style-name="ce1" table:formula="oooc:=ROUND([.D62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-&gt;1</text:p>
          </table:table-cell>
          <table:table-cell table:style-name="ce1" table:formula="oooc:=16600/[.C67]" office:value-type="float" office:value="0.759555247632959">
            <text:p>0,75956</text:p>
          </table:table-cell>
          <table:table-cell table:style-name="ce1" table:formula="oooc:=16700/[.C67]" office:value-type="float" office:value="0.764130881654844">
            <text:p>0,76413</text:p>
          </table:table-cell>
          <table:table-cell table:style-name="ce1" table:formula="oooc:=ROUND([.D63];0)" office:value-type="float" office:value="1">
            <text:p>1,00000</text:p>
          </table:table-cell>
          <table:table-cell/>
          <table:table-cell table:formula="oooc:=80000/[.C66]" office:value-type="float" office:value="1.00494848170724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-&gt;2</text:p>
          </table:table-cell>
          <table:table-cell table:style-name="ce1" table:formula="oooc:=11900/[.C68]" office:value-type="float" office:value="0.837781433676449">
            <text:p>0,83778</text:p>
          </table:table-cell>
          <table:table-cell table:style-name="ce1" table:formula="oooc:=12000/[.C68]" office:value-type="float" office:value="0.844821613791378">
            <text:p>0,84482</text:p>
          </table:table-cell>
          <table:table-cell table:style-name="ce1" table:formula="oooc:=ROUND([.D64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Tabelle1.M95" table:end-x="1.506cm" table:end-y="0.373cm" draw:z-index="3" svg:width="22.802cm" svg:height="13.628cm" svg:x="1.077cm" svg:y="0.292cm">
              <draw:object draw:notify-on-update-of-ranges="Tabelle1.B66:Tabelle1.B91 Tabelle1.C66:Tabelle1.C68 Tabelle1.E88:Tabelle1.E9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ooc:=1.09^-14" office:value-type="float" office:value="0.299246465031298">
            <text:p>0,3</text:p>
          </table:table-cell>
          <table:table-cell office:value-type="float" office:value="1">
            <text:p>1</text:p>
          </table:table-cell>
          <table:table-cell table:formula="oooc:=(6000*1.09^(30/[.B66]))" office:value-type="float" office:value="79606.0708147877">
            <text:p>79606,07</text:p>
          </table:table-cell>
          <table:table-cell table:formula="oooc:=[.E88]-[.C66]" office:value-type="float" office:value="393.929185212342">
            <text:p>393,93</text:p>
          </table:table-cell>
          <table:table-cell table:number-columns-repeated="6"/>
        </table:table-row>
        <table:table-row table:style-name="ro1">
          <table:table-cell table:formula="oooc:=1.09^-29" office:value-type="float" office:value="0.082154538379567">
            <text:p>0,08</text:p>
          </table:table-cell>
          <table:table-cell office:value-type="float" office:value="2">
            <text:p>2</text:p>
          </table:table-cell>
          <table:table-cell table:formula="oooc:=(6000*1.09^(30/[.B67]))" office:value-type="float" office:value="21854.8947581251">
            <text:p>21854,89</text:p>
          </table:table-cell>
          <table:table-cell table:formula="oooc:=[.E89]-[.C67]" office:value-type="float" office:value="11545.1052418749">
            <text:p>11545,11</text:p>
          </table:table-cell>
          <table:table-cell table:number-columns-repeated="6"/>
        </table:table-row>
        <table:table-row table:style-name="ro1">
          <table:table-cell table:formula="oooc:=1.09^-39" office:value-type="float" office:value="0.0347029648470557">
            <text:p>0,03</text:p>
          </table:table-cell>
          <table:table-cell office:value-type="float" office:value="3">
            <text:p>3</text:p>
          </table:table-cell>
          <table:table-cell table:formula="oooc:=(6000*1.09^(30/[.B68]))" office:value-type="float" office:value="14204.1820475527">
            <text:p>14204,18</text:p>
          </table:table-cell>
          <table:table-cell table:formula="oooc:=[.E90]-[.C68]" office:value-type="float" office:value="9795.81795244729">
            <text:p>9795,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(1.090012^(-30*[.B69]))" office:value-type="float" office:value="0.000032228975732864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(1.090012^(1-[.B70]))" office:value-type="float" office:value="0.70839401521726">
            <text:p>0,71</text:p>
          </table:table-cell>
          <table:table-cell table:style-name="ce1" table:formula="oooc:=[.D67]/[.D66]" office:value-type="float" office:value="29.3075651037422">
            <text:p>29,30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(1.090012^([.B71]-1))" office:value-type="float" office:value="1.53870865166146">
            <text:p>1,54</text:p>
          </table:table-cell>
          <table:table-cell table:style-name="ce1" table:formula="oooc:=[.D68]/[.D66]" office:value-type="float" office:value="24.8669515237034">
            <text:p>24,86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(1.090012^(1-[.B72]))" office:value-type="float" office:value="0.596227941931186">
            <text:p>0,6</text:p>
          </table:table-cell>
          <table:table-cell table:style-name="ce2"/>
          <table:table-cell table:number-columns-repeated="4"/>
          <table:table-cell>
            <draw:frame table:end-cell-address="Tabelle1.M88" table:end-x="0.574cm" table:end-y="0.191cm" draw:z-index="1" svg:width="7.998cm" svg:height="6.998cm" svg:x="2.555cm" svg:y="0.418cm">
              <draw:object draw:notify-on-update-of-ranges="Tabelle1.G74:Tabelle1.G76 Tabelle1.H74:Tabelle1.H7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(1.090012^-3/[.B73])" office:value-type="float" office:value="0.0965197471643745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(1.090012^-3/[.B74])" office:value-type="float" office:value="0.0857953308127774">
            <text:p>0,0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(1.090012^-3/[.B75])" office:value-type="float" office:value="0.0772157977314996">
            <text:p>0,08</text:p>
          </table:table-cell>
          <table:table-cell table:formula="oooc:=1.09^29" office:value-type="float" office:value="12.1721820817718">
            <text:p>12,1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400">
            <text:p>33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(1.090012^-3/[.B76])" office:value-type="float" office:value="0.0701961797559088">
            <text:p>0,07</text:p>
          </table:table-cell>
          <table:table-cell table:formula="oooc:=1.09^28" office:value-type="float" office:value="11.1671395245613">
            <text:p>11,1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(1.090012^-3/[.B77])" office:value-type="float" office:value="0.064346498109583">
            <text:p>0,06</text:p>
          </table:table-cell>
          <table:table-cell table:formula="oooc:=1.09^27" office:value-type="float" office:value="10.245082132625">
            <text:p>10,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(1.090012^-3/[.B78])" office:value-type="float" office:value="0.059396767485769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(1.090012^-3/[.B79])" office:value-type="float" office:value="0.0551541412367855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(1.090012^-3/[.B80])" office:value-type="float" office:value="0.051477198487666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(1.090012^-3/[.B81])" office:value-type="float" office:value="0.0482598735821873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(1.090012^-3/[.B82])" office:value-type="float" office:value="0.045421057489117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(1.090012^-3/[.B83])" office:value-type="float" office:value="0.0428976654063887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(1.090012^-3/[.B84])" office:value-type="float" office:value="0.0406398935428945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(1.090012^-3/[.B85])" office:value-type="float" office:value="0.0386078988657498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(1.090012^-3/[.B86])" office:value-type="float" office:value="0.0367694274911903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(1.090012^-3/[.B87])" office:value-type="float" office:value="0.0350980898779544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(1.090012^-3/[.B88])" office:value-type="float" office:value="0.0335720859702172">
            <text:p>0,03</text:p>
          </table:table-cell>
          <table:table-cell/>
          <table:table-cell office:value-type="float" office:value="80000">
            <text:p>80000</text:p>
          </table:table-cell>
          <table:table-cell table:formula="oooc:=[.D66]" office:value-type="float" office:value="393.929185212342">
            <text:p>393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(1.090012^-3/[.B89])" office:value-type="float" office:value="0.0321732490547915">
            <text:p>0,03</text:p>
          </table:table-cell>
          <table:table-cell/>
          <table:table-cell office:value-type="float" office:value="33400">
            <text:p>33400</text:p>
          </table:table-cell>
          <table:table-cell table:formula="oooc:=[.D67]" office:value-type="float" office:value="11545.1052418749">
            <text:p>11545,11</text:p>
          </table:table-cell>
          <table:table-cell table:number-columns-repeated="3"/>
          <table:table-cell>
            <draw:frame table:end-cell-address="Tabelle1.N105" table:end-x="0.183cm" table:end-y="0.219cm" draw:z-index="2" svg:width="7.998cm" svg:height="6.998cm" svg:x="1.216cm" svg:y="0.446cm">
              <draw:object draw:notify-on-update-of-ranges="Tabelle1.H91:Tabelle1.H93 Tabelle1.I91:Tabelle1.I9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(1.090012^-3/[.B90])" office:value-type="float" office:value="0.0308863190925999">
            <text:p>0,03</text:p>
          </table:table-cell>
          <table:table-cell/>
          <table:table-cell office:value-type="float" office:value="24000">
            <text:p>24000</text:p>
          </table:table-cell>
          <table:table-cell table:formula="oooc:=[.D68]" office:value-type="float" office:value="9795.81795244729">
            <text:p>9795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(1.090012^-3/[.B91])" office:value-type="float" office:value="0.0296983837428845">
            <text:p>0,03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ooc:=EXP(4-[.H91])" office:value-type="float" office:value="20.0855369231877">
            <text:p>20,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formula="oooc:=EXP(4-[.H92])" office:value-type="float" office:value="7.38905609893065">
            <text:p>7,39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ooc:=EXP(4-[.H93])" office:value-type="float" office:value="2.71828182845904">
            <text:p>2,72</text:p>
          </table:table-cell>
          <table:table-cell/>
        </table:table-row>
        <table:table-row table:style-name="ro1">
          <table:table-cell table:formula="oooc:=1.090012/2" office:value-type="float" office:value="0.545006">
            <text:p>0,55</text:p>
          </table:table-cell>
          <table:table-cell/>
          <table:table-cell table:formula="oooc:=120*100*1" office:value-type="float" office:value="12000">
            <text:p>12000</text:p>
          </table:table-cell>
          <table:table-cell table:formula="oooc:=167*100*1" office:value-type="float" office:value="16700">
            <text:p>1670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ooc:=300*1.090012^[.E94]" office:value-type="float" office:value="22319.5385588388">
            <text:p>22319,54</text:p>
          </table:table-cell>
          <table:table-cell table:formula="oooc:=300*1.090012^[.F94]" office:value-type="float" office:value="31507.2376098399">
            <text:p>31507,2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ooc:=[.C94]/[.C96]" office:value-type="float" office:value="0.537645523825038">
            <text:p>0,54</text:p>
          </table:table-cell>
          <table:table-cell table:formula="oooc:=[.D94]/[.D96]" office:value-type="float" office:value="0.530036946012191">
            <text:p>0,5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unt</text:p>
          </table:table-cell>
          <table:table-cell table:style-name="ce1" table:formula="oooc:=([.B103]-[.C103])/([.D103]-[.C103])" office:value-type="float" office:value="1.1625">
            <text:p>1,16250</text:p>
          </table:table-cell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axLevel</text:p>
          </table:table-cell>
          <table:table-cell table:formula="oooc:=-1*[.B106]/2*[.B109]+[.B106]" office:value-type="float" office:value="1.62842458762045">
            <text:p>1,63</text:p>
          </table:table-cell>
          <table:table-cell table:number-columns-repeated="7"/>
        </table:table-row>
        <table:table-row table:style-name="ro1">
          <table:table-cell/>
          <table:table-cell table:formula="oooc:=0.5+[.C102]" office:value-type="float" office:value="1.6625">
            <text:p>1,6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Ratio</text:p>
          </table:table-cell>
          <table:table-cell table:number-columns-repeated="5"/>
          <table:table-cell>
            <draw:frame table:end-cell-address="Tabelle1.K124" table:end-x="0.015cm" table:end-y="0.109cm" draw:z-index="4" svg:width="7.998cm" svg:height="6.979cm" svg:x="0.769cm" svg:y="0.355cm">
              <draw:object draw:notify-on-update-of-ranges="Tabelle1.E115:Tabelle1.E1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0.0409929772987098">
            <text:p>0,04</text:p>
          </table:table-cell>
          <table:table-cell/>
          <table:table-cell office:value-type="string">
            <text:p>Max</text:p>
          </table:table-cell>
          <table:table-cell/>
          <table:table-cell office:value-type="string">
            <text:p>Level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ooc:=[.B103]*100/(10130*1.09^(30/[.F110]))" office:value-type="float" office:value="1.66378985144501">
            <text:p>1,66379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ctor</text:p>
          </table:table-cell>
          <table:table-cell/>
          <table:table-cell table:style-name="ce1" table:formula="oooc:=[.B103]*100/(9140*1.09^(30/[.F110]))" office:value-type="float" office:value="1.84400341303479">
            <text:p>1,844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2-&gt;1</text:p>
          </table:table-cell>
          <table:table-cell/>
          <table:table-cell table:style-name="ce1" table:formula="oooc:=[.B103]*100/(6020*1.09^(30/[.F110]))" office:value-type="float" office:value="2.79969953407608">
            <text:p>2,7997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6020">
            <text:p>6020</text:p>
          </table:table-cell>
          <table:table-cell table:formula="oooc:=[.E115]^(1/30)" office:value-type="float" office:value="1.33655412223554">
            <text:p>1,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9140">
            <text:p>9140</text:p>
          </table:table-cell>
          <table:table-cell table:formula="oooc:=[.E116]^(2/30)" office:value-type="float" office:value="1.83680511332788">
            <text:p>1,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0130">
            <text:p>10130</text:p>
          </table:table-cell>
          <table:table-cell table:formula="oooc:=[.E117]^(3/30)" office:value-type="float" office:value="2.51513293678725">
            <text:p>2,5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ooc:=300*1.09^3" office:value-type="float" office:value="388.5087">
            <text:p>388,5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ooc:=300*1.09^2" office:value-type="float" office:value="356.43">
            <text:p>356,4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ooc:=300*1.09^1" office:value-type="float" office:value="327">
            <text:p>327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table:formula="oooc:=(-61826.086-19913.043*[.F110])/(1-2.0217392*[.F110])" office:value-type="float" office:value="23999.9985390559">
            <text:p>24000</text:p>
          </table:table-cell>
          <table:table-cell/>
          <table:table-cell office:value-type="float" office:value="167">
            <text:p>1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ooc:=12000/[.D128]" office:value-type="float" office:value="0.500000030436338">
            <text:p>0,50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table:formula="oooc:=ROUND((0.2471567)/(1-0.021309117*[.F128]^0.7+0.0001257783*([.F128]^0.7)^2))" office:value-type="float" office:value="1">
            <text:p>1,00000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1" table:formula="oooc:=-1*0.500000030436338/2*0.0411764705882353 + 0.500000030436338" office:value-type="float" office:value="0.489705912162649">
            <text:p>0,48971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Off</text:p>
          </table:table-cell>
          <table:table-cell office:value-type="float" office:value="1002">
            <text:p>1002</text:p>
          </table:table-cell>
          <table:table-cell table:style-name="ce1" table:formula="oooc:=([.B143]+1)/[.B142]" office:value-type="float" office:value="0.999001996007984">
            <text:p>0,99900</text:p>
          </table:table-cell>
          <table:table-cell table:style-name="ce1" table:formula="oooc:=([.C142])^1.6" office:value-type="float" office:value="0.998403671762159">
            <text:p>0,99840</text:p>
          </table:table-cell>
          <table:table-cell table:number-columns-repeated="6"/>
        </table:table-row>
        <table:table-row table:style-name="ro1">
          <table:table-cell office:value-type="string">
            <text:p>Def</text:p>
          </table:table-cell>
          <table:table-cell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ooc:=[.D142]*[.B142]" office:value-type="float" office:value="1000.40047910568">
            <text:p>1000,4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MaxLevel</text:p>
          </table:table-cell>
          <table:table-cell table:style-name="ce1" table:formula="oooc:=200*2*1/(4*1.09^20)" office:value-type="float" office:value="17.8430889782267">
            <text:p>17,8430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table:formula="oooc:=-1*[.C147]/2*[.C151]+[.C147]" office:value-type="float" office:value="17.5213283573079">
            <text:p>17,52133</text:p>
          </table:table-cell>
          <table:table-cell table:number-columns-repeated="2"/>
          <table:table-cell table:formula="oooc:= 0.0360655737704918*400" office:value-type="float" office:value="14.4262295081967">
            <text:p>14,4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formula="oooc:=17.9999999999*2" office:value-type="float" office:value="35.9999999998">
            <text:p>35,999999999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tio</text:p>
          </table:table-cell>
          <table:table-cell office:value-type="float" office:value="0.0360655737704918">
            <text:p>0,0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table:formula="oooc:=-1*[.C147]/2*[.C153]+[.C147]" office:value-type="float" office:value="17.4416194762166">
            <text:p>17,441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45">
            <text:p>0,05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ooc:=[.H149]*-1+800" office:value-type="float" office:value="785.573770491803">
            <text:p>785,5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[.H154]/[.H150]" office:value-type="float" office:value="21.8214936248935">
            <text:p>21,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AC</text:p>
          </table:table-cell>
          <table:table-cell table:formula="oooc:=[.C151]*200" office:value-type="float" office:value="7.21311475409836">
            <text:p>7,21</text:p>
          </table:table-cell>
          <table:table-cell table:number-columns-repeated="3"/>
          <table:table-cell table:formula="oooc:=[.H155]/4" office:value-type="float" office:value="5.45537340622339">
            <text:p>5,46</text:p>
            <draw:frame table:end-cell-address="Tabelle1.M185" table:end-x="0.932cm" table:end-y="0.218cm" draw:z-index="5" svg:width="13.598cm" svg:height="13.162cm" svg:x="0.602cm" svg:y="0.152cm">
              <draw:object draw:notify-on-update-of-ranges="Tabelle1.C174:Tabelle1.C176 Tabelle1.D174:Tabelle1.D176 Tabelle1.E174:Tabelle1.E17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ooc:=800-[.D156]" office:value-type="float" office:value="792.786885245902">
            <text:p>792,79</text:p>
          </table:table-cell>
          <table:table-cell/>
          <table:table-cell table:formula="oooc:=17.499999" office:value-type="float" office:value="17.499999">
            <text:p>17,5</text:p>
          </table:table-cell>
          <table:table-cell/>
          <table:table-cell table:style-name="ce1" table:formula="oooc:=[.H156]^(1/20)" office:value-type="float" office:value="1.08853205871265">
            <text:p>1,0885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ooc:=[.D157]/34.99998" office:value-type="float" office:value="22.6510668076354">
            <text:p>22,6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ooc:=[.D159]/4" office:value-type="float" office:value="5.66276670190884">
            <text:p>5,66</text:p>
          </table:table-cell>
          <table:table-cell table:style-name="ce3" table:formula="oooc:=[.D160]^(1/20)" office:value-type="float" office:value="1.09056469344231">
            <text:p>1,0905646934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ooc:=[.E164]*2/(4*1.09^10)" office:value-type="float" office:value="0.633616210343533">
            <text:p>0,6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formula="oooc:=(((200 + 1 - (200/ 2)) * ((2)/(2))) - 1*1.09^(20))/(2*1.09^(20)) + 1" office:value-type="float" office:value="9.51075993400448">
            <text:p>9,51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frame table:end-cell-address="Tabelle1.E191" table:end-x="3.009cm" table:end-y="0.082cm" draw:z-index="6" svg:width="8.946cm" svg:height="8.554cm" svg:x="0.836cm" svg:y="0.107cm">
              <draw:object draw:notify-on-update-of-ranges="Tabelle1.C193:Tabelle1.D19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ooc:=1.09^(30-[.C174])" office:value-type="float" office:value="12.1721820817718">
            <text:p>12,17</text:p>
          </table:table-cell>
          <table:table-cell table:formula="oooc:=80000/[.E174]" office:value-type="float" office:value="6572.36307036536">
            <text:p>6572,36</text:p>
          </table:table-cell>
          <table:table-cell/>
          <table:table-cell table:style-name="ce1" table:formula="oooc:=(([.D174]-1)*100)/(6000*1.09^(30/[.C174]))" office:value-type="float" office:value="0.501218055251487">
            <text:p>0,501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table:formula="oooc:=1.09^(30/[.C175])" office:value-type="float" office:value="3.64248245968752">
            <text:p>3,64</text:p>
          </table:table-cell>
          <table:table-cell table:formula="oooc:=32400/[.E175]" office:value-type="float" office:value="8895.03253854501">
            <text:p>8895,03</text:p>
          </table:table-cell>
          <table:table-cell/>
          <table:table-cell table:style-name="ce1" table:formula="oooc:=(([.D175]-1)*100)/(6000*1.09^(30/[.C175]))" office:value-type="float" office:value="0.754979613611074">
            <text:p>0,754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table:formula="oooc:=1.09^(30/[.C176])" office:value-type="float" office:value="2.36736367459212">
            <text:p>2,37</text:p>
          </table:table-cell>
          <table:table-cell table:formula="oooc:=24000/[.E176]" office:value-type="float" office:value="10137.8593654965">
            <text:p>10137,86</text:p>
          </table:table-cell>
          <table:table-cell office:value-type="float" office:value="600">
            <text:p>600</text:p>
          </table:table-cell>
          <table:table-cell table:style-name="ce1" table:formula="oooc:=(([.D176]-1)*100)/(6000*1.09^(30/[.C176]))" office:value-type="float" office:value="0.830741253561521">
            <text:p>0,8307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formula="oooc:=[.D174]*100" office:value-type="float" office:value="40000">
            <text:p>40000</text:p>
          </table:table-cell>
          <table:table-cell table:formula="oooc:=[.D179]*2" office:value-type="float" office:value="80000">
            <text:p>80000</text:p>
          </table:table-cell>
          <table:table-cell table:formula="oooc:=[.E179]/[.E180]" office:value-type="float" office:value="2.40963855421687">
            <text:p>2,41</text:p>
          </table:table-cell>
          <table:table-cell table:formula="oooc:=[.G176]/[.F176]" office:value-type="float" office:value="0.059184091864803">
            <text:p>0,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ooc:=[.D175]*100" office:value-type="float" office:value="16600">
            <text:p>16600</text:p>
          </table:table-cell>
          <table:table-cell table:formula="oooc:=[.D180]*2" office:value-type="float" office:value="33200">
            <text:p>33200</text:p>
          </table:table-cell>
          <table:table-cell table:formula="oooc:=[.E180]/[.E181]" office:value-type="float" office:value="1.39495798319328">
            <text:p>1,3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ooc:=[.D176]*100" office:value-type="float" office:value="11900">
            <text:p>11900</text:p>
          </table:table-cell>
          <table:table-cell table:formula="oooc:=[.D181]*2" office:value-type="float" office:value="23800">
            <text:p>23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ooc:=[.D179]/80000" office:value-type="float" office:value="0.5">
            <text:p>0,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ooc:=[.D174]/[.D176]" office:value-type="float" office:value="3.36134453781513">
            <text:p>3,3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Verl</text:p>
          </table:table-cell>
          <table:table-cell office:value-type="string">
            <text:p>Ram</text:p>
          </table:table-cell>
          <table:table-cell office:value-type="string">
            <text:p>Ma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" table:formula="oooc:=[.D193]/240" office:value-type="float" office:value="0.5">
            <text:p>0,50000</text:p>
          </table:table-cell>
          <table:table-cell table:style-name="ce1" table:formula="oooc:=-1*[.E193]/2*[.C193]+[.E193]" office:value-type="float" office:value="0.5">
            <text:p>0,50000</text:p>
          </table:table-cell>
          <table:table-cell table:formula="oooc:=ROUND([.F193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69230769230769">
            <text:p>0,77</text:p>
          </table:table-cell>
          <table:table-cell office:value-type="float" office:value="196">
            <text:p>196</text:p>
          </table:table-cell>
          <table:table-cell table:style-name="ce1" table:formula="oooc:=[.D194]/240" office:value-type="float" office:value="0.816666666666667">
            <text:p>0,81667</text:p>
          </table:table-cell>
          <table:table-cell table:style-name="ce1" table:formula="oooc:=-1*[.E194]/2*[.C194]+[.E194]" office:value-type="float" office:value="0.502564102564103">
            <text:p>0,50256</text:p>
          </table:table-cell>
          <table:table-cell table:formula="oooc:=ROUND([.F194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664827586206896">
            <text:p>0,07</text:p>
          </table:table-cell>
          <table:table-cell office:value-type="float" office:value="125">
            <text:p>125</text:p>
          </table:table-cell>
          <table:table-cell table:style-name="ce1" table:formula="oooc:=[.D195]/240" office:value-type="float" office:value="0.520833333333333">
            <text:p>0,52083</text:p>
          </table:table-cell>
          <table:table-cell table:style-name="ce1" table:formula="oooc:=-1*[.E195]/2*[.C195]+[.E195]" office:value-type="float" office:value="0.503520114942529">
            <text:p>0,50352</text:p>
          </table:table-cell>
          <table:table-cell table:formula="oooc:=ROUND([.F195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1830209481808">
            <text:p>0,12</text:p>
          </table:table-cell>
          <table:table-cell office:value-type="float" office:value="128">
            <text:p>128</text:p>
          </table:table-cell>
          <table:table-cell table:style-name="ce1" table:formula="oooc:=[.D196]/240" office:value-type="float" office:value="0.533333333333333">
            <text:p>0,53333</text:p>
          </table:table-cell>
          <table:table-cell table:style-name="ce1" table:formula="oooc:=-1*[.E196]/2*[.C196]+[.E196]" office:value-type="float" office:value="0.500845277471518">
            <text:p>0,50085</text:p>
          </table:table-cell>
          <table:table-cell table:formula="oooc:=ROUND([.F196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8634737131847">
            <text:p>0,19</text:p>
          </table:table-cell>
          <table:table-cell office:value-type="float" office:value="133">
            <text:p>133</text:p>
          </table:table-cell>
          <table:table-cell table:style-name="ce1" table:formula="oooc:=[.D197]/240" office:value-type="float" office:value="0.554166666666667">
            <text:p>0,55417</text:p>
          </table:table-cell>
          <table:table-cell table:style-name="ce1" table:formula="oooc:=-1*[.E197]/2*[.C197]+[.E197]" office:value-type="float" office:value="0.502532915863841">
            <text:p>0,50253</text:p>
          </table:table-cell>
          <table:table-cell table:formula="oooc:=ROUND([.F197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table:end-cell-address="Tabelle1.M220" table:end-x="1.372cm" table:end-y="0.135cm" draw:z-index="7" svg:width="11.092cm" svg:height="9.643cm" svg:x="0.259cm" svg:y="0.427cm">
              <draw:object draw:notify-on-update-of-ranges="Tabelle1.F207:Tabelle1.H20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ooc:=196/240" office:value-type="float" office:value="0.816666666666667">
            <text:p>0,8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7"/>
          <table:table-cell table:style-name="ce1" table:formula="oooc:=[.G202]/[.F202]" office:value-type="float" office:value="1.39166666666667">
            <text:p>1,39167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1" table:formula="oooc:=[.D193]*100/(23000*1.09^(1/3))" office:value-type="float" office:value="0.506964922138437">
            <text:p>0,50696</text:p>
          </table:table-cell>
          <table:table-cell table:style-name="ce1"/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  <table:table-cell office:value-type="float" office:value="196">
            <text:p>196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1" table:formula="oooc:=[.D194]*100/(6000*1.09^(30/3))" office:value-type="float" office:value="1.37987530252592">
            <text:p>1,37988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ooc:=[.D195]*100/(23000*1.09^(1/3))" office:value-type="float" office:value="0.528088460560872">
            <text:p>0,52809</text:p>
          </table:table-cell>
          <table:table-cell table:number-columns-repeated="3"/>
          <table:table-cell table:formula="oooc:=[.G203]/[.F203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ooc:=[.D196]*100/(23000*1.09^(1/3))" office:value-type="float" office:value="0.540762583614333">
            <text:p>0,5407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formula="oooc:=[.D197]*100/(23000*1.09^(1/3))" office:value-type="float" office:value="0.561886122036767">
            <text:p>0,5618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0.5">
            <text:p>0,50000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1.5">
            <text:p>1,5000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2.5">
            <text:p>2,50000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ooc:=[.G208]/[.G207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ooc:=[.G209]/[.G207]" office:value-type="float" office:value="5">
            <text:p>5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0" number:min-integer-digits="0" number:grouping="true"/>
    </number:number-style>
    <number:number-style style:name="N109">
      <number:number number:decimal-places="5" number:min-integer-digits="0" number:grouping="true"/>
    </number:number-style>
    <number:number-style style:name="N110">
      <number:number number:decimal-places="5" number:min-integer-digits="1"/>
    </number:number-style>
    <number:number-style style:name="N111">
      <number:number number:decimal-places="5" number:min-integer-digits="1" number:grouping="true"/>
    </number:number-style>
    <number:number-style style:name="N112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.07.2009</text:date>, <text:time>19:5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7-26T15:44:43</meta:creation-date>
    <dc:date>2009-07-30T19:52:23</dc:date>
    <dc:language>de-DE</dc:language>
    <meta:editing-cycles>15</meta:editing-cycles>
    <meta:editing-duration>P3DT13H13M58S</meta:editing-duration>
    <meta:user-defined meta:name="Info 1"/>
    <meta:user-defined meta:name="Info 2"/>
    <meta:user-defined meta:name="Info 3"/>
    <meta:user-defined meta:name="Info 4"/>
    <meta:document-statistic meta:table-count="3" meta:cell-count="32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06cm" svg:y="3.192cm" chart:style-name="ch2"/>
        <chart:plot-area chart:style-name="ch3" table:cell-range-address="Tabelle1.F51:Tabelle1.G56" chart:data-source-has-labels="column" svg:x="0.16cm" svg:y="0.14cm" svg:width="5.786cm" svg:height="6.58cm">
          <chart:axis chart:dimension="x" chart:name="primary-x" chart:style-name="ch4">
            <chart:categories table:cell-range-address="Tabelle1.F51:Tabelle1.F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G51:Tabelle1.G5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 text:id="Tabelle1.F51:Tabelle1.F56">0,17</text:p>
              </table:table-cell>
              <table:table-cell office:value-type="float" office:value="120">
                <text:p text:id="Tabelle1.G51:Tabelle1.G56">120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,83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33cm" svg:y="3.192cm" chart:style-name="ch2"/>
        <chart:plot-area chart:style-name="ch3" table:cell-range-address="Tabelle1.G74:Tabelle1.H76" chart:data-source-has-labels="column" svg:x="0.16cm" svg:y="0.14cm" svg:width="5.813cm" svg:height="6.58cm">
          <chart:axis chart:dimension="x" chart:name="primary-x" chart:style-name="ch4">
            <chart:categories table:cell-range-address="Tabelle1.G74:Tabelle1.G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H74:Tabelle1.H76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 text:id="Tabelle1.G74:Tabelle1.G76">1</text:p>
              </table:table-cell>
              <table:table-cell office:value-type="float" office:value="80000">
                <text:p text:id="Tabelle1.H74:Tabelle1.H76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019cm" chart:class="chart:line" chart:style-name="ch1">
        <chart:legend chart:legend-position="end" svg:x="6.265cm" svg:y="3.201cm" chart:style-name="ch2"/>
        <chart:plot-area chart:style-name="ch3" table:cell-range-address="Tabelle1.H91:Tabelle1.I93" chart:data-source-has-labels="column" svg:x="0.16cm" svg:y="0.14cm" svg:width="5.945cm" svg:height="6.599cm">
          <chart:axis chart:dimension="x" chart:name="primary-x" chart:style-name="ch4">
            <chart:categories table:cell-range-address="Tabelle1.H91:Tabelle1.H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I91:Tabelle1.I9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 text:id="Tabelle1.H91:Tabelle1.H93">1</text:p>
              </table:table-cell>
              <table:table-cell office:value-type="float" office:value="20.0855369231877">
                <text:p text:id="Tabelle1.I91:Tabelle1.I93">20.0855369231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905609893065">
                <text:p>7.38905609893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828182845904">
                <text:p>2.71828182845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2.804cm" svg:height="13.63cm" chart:class="chart:line" chart:style-name="ch1">
        <chart:legend chart:legend-position="end" svg:x="20.64cm" svg:y="6.294cm" chart:style-name="ch2"/>
        <chart:plot-area chart:style-name="ch3" table:cell-range-address="Tabelle1.B66:Tabelle1.B91 Tabelle1.C66:Tabelle1.C68 Tabelle1.E88:Tabelle1.E90" chart:data-source-has-labels="column" svg:x="0.456cm" svg:y="0.272cm" svg:width="19.729cm" svg:height="12.814cm">
          <chart:axis chart:dimension="x" chart:name="primary-x" chart:style-name="ch4">
            <chart:categories table:cell-range-address="Tabelle1.B66:Tabelle1.B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66:Tabelle1.C68" chart:class="chart:line">
            <chart:data-point chart:repeated="3"/>
          </chart:series>
          <chart:series chart:style-name="ch7" chart:values-cell-range-address="Tabelle1.E88:Tabelle1.E90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 text:id="Tabelle1.B66:Tabelle1.B91">1</text:p>
              </table:table-cell>
              <table:table-cell office:value-type="float" office:value="79606.0708147877">
                <text:p text:id="Tabelle1.C66:Tabelle1.C68">79606.0708147877</text:p>
              </table:table-cell>
              <table:table-cell office:value-type="float" office:value="80000">
                <text:p text:id="Tabelle1.E88:Tabelle1.E90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54.8947581251">
                <text:p>21854.8947581251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04.1820475527">
                <text:p>14204.1820475527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59cm" svg:y="3.192cm" chart:style-name="ch2"/>
        <chart:plot-area chart:style-name="ch3" table:cell-range-address="Tabelle1.E115:Tabelle1.E117" svg:x="2.16cm" svg:y="-0.001cm" svg:width="5.838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15:Tabelle1.E117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20">
                <text:p text:id="Tabelle1.E115:Tabelle1.E117">60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30">
                <text:p>101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6cm" svg:height="13.165cm" chart:class="chart:line" chart:style-name="ch1">
        <chart:legend chart:legend-position="end" svg:x="11.621cm" svg:y="6.061cm" chart:style-name="ch2"/>
        <chart:plot-area chart:style-name="ch3" table:cell-range-address="Tabelle1.$C$174:.$E$176" chart:data-source-has-labels="column" chart:table-number-list="0" svg:x="0.272cm" svg:y="0.263cm" svg:width="11.077cm" svg:height="12.376cm">
          <chart:axis chart:dimension="x" chart:name="primary-x" chart:style-name="ch4">
            <chart:categories table:cell-range-address="local-table.A2:.A4"/>
          </chart:axis>
          <chart:axis chart:dimension="y" chart:name="primary-y" chart:style-name="ch5">
            <chart:grid chart:style-name="ch6"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12.1721820817718">
                <text:p>12.17218208177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">
                <text:p>166</text:p>
              </table:table-cell>
              <table:table-cell office:value-type="float" office:value="3.64248245968752">
                <text:p>3.64248245968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">
                <text:p>119</text:p>
              </table:table-cell>
              <table:table-cell office:value-type="float" office:value="2.36736367459212">
                <text:p>2.36736367459212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8999996185303pt" style:font-family-asian="'Arial Unicode MS'" style:font-family-generic-asian="system" style:font-pitch-asian="variable" style:font-size-asian="15.8999996185303pt" style:font-family-complex="Tahoma" style:font-family-generic-complex="system" style:font-pitch-complex="variable" style:font-size-complex="15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30000019073486pt" style:font-family-asian="'Arial Unicode MS'" style:font-family-generic-asian="system" style:font-pitch-asian="variable" style:font-size-asian="7.30000019073486pt" style:font-family-complex="Tahoma" style:font-family-generic-complex="system" style:font-pitch-complex="variable" style:font-size-complex="7.3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.30000019073486pt" style:font-family-asian="'Arial Unicode MS'" style:font-family-generic-asian="system" style:font-pitch-asian="variable" style:font-size-asian="7.30000019073486pt" style:font-family-complex="Tahoma" style:font-family-generic-complex="system" style:font-pitch-complex="variable" style:font-size-complex="7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.30000019073486pt" style:font-family-asian="'Arial Unicode MS'" style:font-family-generic-asian="system" style:font-pitch-asian="variable" style:font-size-asian="7.30000019073486pt" style:font-family-complex="Tahoma" style:font-family-generic-complex="system" style:font-pitch-complex="variable" style:font-size-complex="7.3000001907348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8.947cm" svg:height="8.555cm" chart:class="chart:line" chart:style-name="ch1">
        <chart:title svg:x="3.321cm" svg:y="0.17cm" chart:style-name="ch2">
          <text:p>Haupttitel</text:p>
        </chart:title>
        <chart:legend chart:legend-position="end" svg:x="7.17cm" svg:y="3.806cm" chart:style-name="ch3"/>
        <chart:plot-area chart:style-name="ch4" table:cell-range-address="Tabelle1.$C$193:.$D$198" chart:table-number-list="0" svg:x="0.178cm" svg:y="1.145cm" svg:width="6.637cm" svg:height="7.24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Zeile 193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Zeile 194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Zeile 195</text:p>
              </table:table-cell>
              <table:table-cell office:value-type="float" office:value="0.0664827586206896">
                <text:p>0.06648275862068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Zeile 196</text:p>
              </table:table-cell>
              <table:table-cell office:value-type="float" office:value="0.121830209481808">
                <text:p>0.1218302094818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Zeile 197</text:p>
              </table:table-cell>
              <table:table-cell office:value-type="float" office:value="0.18634737131847">
                <text:p>0.186347371318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Zeile 1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0">
      <number:number number:decimal-places="5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8999996185303pt" style:font-family-asian="'Arial Unicode MS'" style:font-family-generic-asian="system" style:font-pitch-asian="variable" style:font-size-asian="17.8999996185303pt" style:font-family-complex="Tahoma" style:font-family-generic-complex="system" style:font-pitch-complex="variable" style:font-size-complex="17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19999980926514pt" style:font-family-asian="'Arial Unicode MS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Arial Unicode MS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6" style:family="chart" style:data-style-name="N1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Arial Unicode MS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8.19999980926514pt" style:font-family-asian="'Arial Unicode MS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8.19999980926514pt" style:font-family-asian="'Arial Unicode MS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9" style:family="chart">
      <style:graphic-properties svg:stroke-color="#ffffcc" draw:fill-color="#ffffcc"/>
      <style:text-properties fo:font-family="Arial" style:font-family-generic="swiss" style:font-pitch="variable" fo:font-size="8.19999980926514pt" style:font-family-asian="'Arial Unicode MS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1.093cm" svg:height="9.644cm" chart:class="chart:line" chart:style-name="ch1">
        <chart:title svg:x="4.182cm" svg:y="0.192cm" chart:style-name="ch2">
          <text:p>Haupttitel</text:p>
        </chart:title>
        <chart:legend chart:legend-position="end" svg:x="9.209cm" svg:y="4.075cm" chart:style-name="ch3"/>
        <chart:plot-area chart:style-name="ch4" table:cell-range-address="Tabelle1.$F$207:.$H$209" chart:table-number-list="0" svg:x="0.22cm" svg:y="1.291cm" svg:width="8.55cm" svg:height="8.161cm"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Zeile 207</text:p>
              </table:table-cell>
              <table:table-cell office:value-type="float" office:value="0.5">
                <text:p>0.5</text:p>
              </table:table-cell>
              <table:table-cell office:value-type="float" office:value="120">
                <text:p>1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Zeile 208</text:p>
              </table:table-cell>
              <table:table-cell office:value-type="float" office:value="1.5">
                <text:p>1.5</text:p>
              </table:table-cell>
              <table:table-cell office:value-type="float" office:value="360">
                <text:p>3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Zeile 209</text:p>
              </table:table-cell>
              <table:table-cell office:value-type="float" office:value="2.5">
                <text:p>2.5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